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e096" officeooo:paragraph-rsid="001ee096"/>
    </style:style>
    <style:style style:name="P2" style:family="paragraph" style:parent-style-name="Standard" style:list-style-name="L1">
      <style:text-properties officeooo:rsid="001ee096" officeooo:paragraph-rsid="001ee096"/>
    </style:style>
    <style:style style:name="P3" style:family="paragraph" style:parent-style-name="Standard" style:list-style-name="L1">
      <style:text-properties officeooo:rsid="002089b7" officeooo:paragraph-rsid="002089b7"/>
    </style:style>
    <style:style style:name="P4" style:family="paragraph" style:parent-style-name="Standard" style:list-style-name="L1">
      <style:text-properties officeooo:rsid="00209e6f" officeooo:paragraph-rsid="00209e6f"/>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TML / CSS / JS / PHP class</text:p>
      <text:p text:style-name="P1"/>
      <text:p text:style-name="P1">Plan to explain this in either ENGLISH OR SPANISH!!</text:p>
      <text:p text:style-name="P1"/>
      <text:p text:style-name="P1"/>
      <text:p text:style-name="P1"/>
      <text:p text:style-name="P1"/>
      <text:p text:style-name="P1">This class is intended to show you how easy it can be to develop a web page with a database and server-side code running in the background, as well as demonstrate free utilities that you can use for this. </text:p>
      <text:p text:style-name="P1"/>
      <text:p text:style-name="P1"/>
      <text:p text:style-name="P1"/>
      <text:p text:style-name="P1">Ideas - </text:p>
      <text:list xml:id="list775776966" text:style-name="L1">
        <text:list-item>
          <text:p text:style-name="P2">Walk them thru setting up a free website on FreeHostia.com</text:p>
          <text:list>
            <text:list-item>
              <text:p text:style-name="P2">This is useful because it provides a publicly accessible, <text:span text:style-name="T1">FUNCTIONING</text:span><text:span text:style-name="T2"> environment – no worries trying to troubleshoot if you have installed Apache / PHP correctly or set up your firewall or file permissions, etc. Those are things you may get distracted with some other time, and in the interest of this class, it’s easier to use this publicly available resource, which I use for my own personal websites!</text:span></text:p>
            </text:list-item>
          </text:list>
        </text:list-item>
        <text:list-item>
          <text:p text:style-name="P2"><text:span text:style-name="T2">Example using SQLite database</text:span></text:p>
          <text:list>
            <text:list-item>
              <text:p text:style-name="P2"><text:span text:style-name="T2">Show how to connect to sqlite db in php</text:span></text:p>
            </text:list-item>
            <text:list-item>
              <text:p text:style-name="P2"><text:span text:style-name="T2">Show how to add the extension for sqlite in php in freehostia</text:span></text:p>
            </text:list-item>
            <text:list-item>
              <text:p text:style-name="P2"><text:span text:style-name="T2">Show code for inserting, updating, deleting records from sqlite db</text:span></text:p>
            </text:list-item>
            <text:list-item>
              <text:p text:style-name="P2"><text:span text:style-name="T2">Show admin console for sqlite</text:span></text:p>
            </text:list-item>
            <text:list-item>
              <text:p text:style-name="P2"><text:span text:style-name="T2">Description of why we are using SQLite, what it is</text:span></text:p>
              <text:list>
                <text:list-item>
                  <text:p text:style-name="P2"><text:span text:style-name="T2">SQLite ‘sequel-ite’ is a free database management application that can be used on any system, any computer, even your cell phone. It uses very few system resources, and is very efficient, and can be used for small applications or very large ones. </text:span></text:p>
                </text:list-item>
                <text:list-item>
                  <text:p text:style-name="P2"><text:span text:style-name="T2">This is the type of database your web browser uses to store your settings, your bookmarks, etc.</text:span></text:p>
                </text:list-item>
                <text:list-item>
                  <text:p text:style-name="P2"><text:span text:style-name="T2">This is also the type of database your email application on your phone uses to store and sort your Mail</text:span></text:p>
                </text:list-item>
                <text:list-item>
                  <text:p text:style-name="P2"><text:span text:style-name="T2">This is important, especially as it is free, as other popular SQL ‘sequel’ database applications, such as Microsoft’s SQL Server, cost a LOT of money, and require an entire seperate server to be setup to host the database. SQLite uses a single file, allowing you to store it alongside your website without requiring a seperate server to host the database. </text:span></text:p>
                  <text:list>
                    <text:list-item>
                      <text:p text:style-name="P2"><text:span text:style-name="T2">This makes it easy for you to practice working with a website easily without as much effort setting things up.</text:span></text:p>
                    </text:list-item>
                    <text:list-item>
                      <text:p text:style-name="P2"><text:span text:style-name="T2">Other larger solutions like SQL Server do have a time when they are useful, for example when you need to provide access to a database to multiple additional machines or servers, and manage user accounts and permissions.</text:span></text:p>
                    </text:list-item>
                    <text:list-item>
                      <text:p text:style-name="P2"><text:span text:style-name="T2">Embedded file databases like SQLite are useful when they are used by a single application or a set of applications on one machine. </text:span></text:p>
                    </text:list-item>
                  </text:list>
                </text:list-item>
              </text:list>
            </text:list-item>
          </text:list>
        </text:list-item>
        <text:list-item>
          <text:p text:style-name="P3"><text:span text:style-name="T2">Using visual studio code as code editor</text:span></text:p>
        </text:list-item>
        <text:list-item>
          <text:p text:style-name="P3"><text:span text:style-name="T2">Section explaining how to use comments in HTML, PHP, briefly show examples for javascript and CSS. Stress the keyword comment and that if they forget, they just need to know how to </text:span><text:soft-page-break/><text:span text:style-name="T2">search google for ‘how to comment in ‘ html, css, javascript, etc. Common software development feature</text:span></text:p>
        </text:list-item>
        <text:list-item>
          <text:p text:style-name="P3"><text:span text:style-name="T2">Potentially section on using Github to sync changes? Later course material potentially?</text:span></text:p>
        </text:list-item>
        <text:list-item>
          <text:p text:style-name="P3"><text:span text:style-name="T2">This class does not need to teach you </text:span><text:span text:style-name="T1">everything</text:span><text:span text:style-name="T2">, or even </text:span><text:span text:style-name="T1">most</text:span><text:span text:style-name="T2"> things about HTML, javascript, php, databases, etc. The goal of this course at first is to get you started with a functioning platform and understanding of these technologies, so that you can then experiment. </text:span></text:p>
          <text:list>
            <text:list-item>
              <text:p text:style-name="P3"><text:span text:style-name="T2">Most software developers spend a lot of time searching google, or </text:span><text:span text:style-name="T1">Stack Overflow</text:span><text:span text:style-name="T2">, for how to do something in PHP or HTML or other languages, the first time.</text:span></text:p>
            </text:list-item>
          </text:list>
        </text:list-item>
        <text:list-item>
          <text:p text:style-name="P3"><text:span text:style-name="T2">Lesson on using SQL queries</text:span></text:p>
        </text:list-item>
        <text:list-item>
          <text:p text:style-name="P4"><text:span text:style-name="T2">Lesson on registering a domain name</text:span></text:p>
        </text:list-item>
        <text:list-item>
          <text:p text:style-name="P4"><text:span text:style-name="T2">Free Custom Domain email hosting on Yandex.Mail</text:span></text:p>
        </text:list-item>
        <text:list-item>
          <text:p text:style-name="P4"><text:span text:style-name="T2"/></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6T02:37:34.008905514</meta:creation-date>
    <dc:date>2022-11-06T03:30:31.953120265</dc:date>
    <meta:editing-duration>PT12M27S</meta:editing-duration>
    <meta:editing-cycles>1</meta:editing-cycles>
    <meta:document-statistic meta:table-count="0" meta:image-count="0" meta:object-count="0" meta:page-count="2" meta:paragraph-count="28" meta:word-count="587" meta:character-count="3258" meta:non-whitespace-character-count="2715"/>
    <meta:generator>LibreOffice/6.4.7.2$Linux_X86_64 LibreOffice_project/40$Build-2</meta:generator>
  </office:meta>
</office:document-meta>
</file>